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8.69pt"/>
    </style:style>
    <style:style style:name="co2" style:family="table-column">
      <style:table-column-properties fo:break-before="auto" style:column-width="292.79pt"/>
    </style:style>
    <style:style style:name="co3" style:family="table-column">
      <style:table-column-properties fo:break-before="auto" style:column-width="362.01pt"/>
    </style:style>
    <style:style style:name="co4" style:family="table-column">
      <style:table-column-properties fo:break-before="auto" style:column-width="316.74pt"/>
    </style:style>
    <style:style style:name="co5" style:family="table-column">
      <style:table-column-properties fo:break-before="auto" style:column-width="364.65pt"/>
    </style:style>
    <style:style style:name="co6" style:family="table-column">
      <style:table-column-properties fo:break-before="auto" style:column-width="378pt"/>
    </style:style>
    <style:style style:name="co7" style:family="table-column">
      <style:table-column-properties fo:break-before="auto" style:column-width="274.14pt"/>
    </style:style>
    <style:style style:name="co8" style:family="table-column">
      <style:table-column-properties fo:break-before="auto" style:column-width="306.11pt"/>
    </style:style>
    <style:style style:name="co9" style:family="table-column">
      <style:table-column-properties fo:break-before="auto" style:column-width="271.5pt"/>
    </style:style>
    <style:style style:name="co10" style:family="table-column">
      <style:table-column-properties fo:break-before="auto" style:column-width="279.5pt"/>
    </style:style>
    <style:style style:name="co11" style:family="table-column">
      <style:table-column-properties fo:break-before="auto" style:column-width="385.94pt"/>
    </style:style>
    <style:style style:name="co12" style:family="table-column">
      <style:table-column-properties fo:break-before="auto" style:column-width="404.59pt"/>
    </style:style>
    <style:style style:name="co13" style:family="table-column">
      <style:table-column-properties fo:break-before="auto" style:column-width="275.81pt"/>
    </style:style>
    <style:style style:name="co14" style:family="table-column">
      <style:table-column-properties fo:break-before="auto" style:column-width="484.44pt"/>
    </style:style>
    <style:style style:name="co15" style:family="table-column">
      <style:table-column-properties fo:break-before="auto" style:column-width="299pt"/>
    </style:style>
    <style:style style:name="co16" style:family="table-column">
      <style:table-column-properties fo:break-before="auto" style:column-width="276.8pt"/>
    </style:style>
    <style:style style:name="co17" style:family="table-column">
      <style:table-column-properties fo:break-before="auto" style:column-width="64.01pt"/>
    </style:style>
    <style:style style:name="ro1" style:family="table-row">
      <style:table-row-properties style:row-height="57.66pt" fo:break-before="auto" style:use-optimal-row-height="false"/>
    </style:style>
    <style:style style:name="ro2" style:family="table-row">
      <style:table-row-properties style:row-height="18.31pt" fo:break-before="auto" style:use-optimal-row-height="false"/>
    </style:style>
    <style:style style:name="ro3" style:family="table-row">
      <style:table-row-properties style:row-height="19.64pt" fo:break-before="auto" style:use-optimal-row-height="false"/>
    </style:style>
    <style:style style:name="ro4" style:family="table-row">
      <style:table-row-properties style:row-height="25.09pt" fo:break-before="auto" style:use-optimal-row-height="false"/>
    </style:style>
    <style:style style:name="ro5" style:family="table-row">
      <style:table-row-properties style:row-height="27.1pt" fo:break-before="auto" style:use-optimal-row-height="false"/>
    </style:style>
    <style:style style:name="ro6" style:family="table-row">
      <style:table-row-properties style:row-height="35.26pt" fo:break-before="auto" style:use-optimal-row-height="false"/>
    </style:style>
    <style:style style:name="ro7" style:family="table-row">
      <style:table-row-properties style:row-height="39.29pt" fo:break-before="auto" style:use-optimal-row-height="false"/>
    </style:style>
    <style:style style:name="ro8" style:family="table-row">
      <style:table-row-properties style:row-height="28.46pt" fo:break-before="auto" style:use-optimal-row-height="false"/>
    </style:style>
    <style:style style:name="ro9" style:family="table-row">
      <style:table-row-properties style:row-height="44.76pt" fo:break-before="auto" style:use-optimal-row-height="false"/>
    </style:style>
    <style:style style:name="ro10" style:family="table-row">
      <style:table-row-properties style:row-height="40.71pt" fo:break-before="auto" style:use-optimal-row-height="false"/>
    </style:style>
    <style:style style:name="ro11" style:family="table-row">
      <style:table-row-properties style:row-height="37.96pt" fo:break-before="auto" style:use-optimal-row-height="false"/>
    </style:style>
    <style:style style:name="ro12" style:family="table-row">
      <style:table-row-properties style:row-height="51.56pt" fo:break-before="auto" style:use-optimal-row-height="false"/>
    </style:style>
    <style:style style:name="ro13" style:family="table-row">
      <style:table-row-properties style:row-height="31.21pt" fo:break-before="auto" style:use-optimal-row-height="false"/>
    </style:style>
    <style:style style:name="ro14" style:family="table-row">
      <style:table-row-properties style:row-height="35.04pt" fo:break-before="auto" style:use-optimal-row-height="true"/>
    </style:style>
    <style:style style:name="ro15" style:family="table-row">
      <style:table-row-properties style:row-height="20.35pt" fo:break-before="auto" style:use-optimal-row-height="false"/>
    </style:style>
    <style:style style:name="ro16" style:family="table-row">
      <style:table-row-properties style:row-height="25.74pt" fo:break-before="auto" style:use-optimal-row-height="false"/>
    </style:style>
    <style:style style:name="ro17"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fo:font-size="20pt" fo:font-weight="bold" style:font-size-asian="20pt" style:font-weight-asian="bold" style:font-size-complex="20pt" style:font-weight-complex="bold"/>
    </style:style>
  </office:automatic-styles>
  <office:body>
    <office:spreadsheet>
      <table:calculation-settings table:automatic-find-labels="false" table:use-regular-expressions="false" table:use-wildcards="true"/>
      <table:table table:name="Record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1008" table:default-cell-style-name="Default"/>
        <table:table-row table:style-name="ro1">
          <table:table-cell table:style-name="ce1" office:value-type="string" calcext:value-type="string">
            <text:p>JOB TITLE</text:p>
          </table:table-cell>
          <table:table-cell table:style-name="ce1" office:value-type="string" calcext:value-type="string">
            <text:p>COMPANY NAME</text:p>
          </table:table-cell>
          <table:table-cell table:style-name="ce1" office:value-type="string" calcext:value-type="string">
            <text:p>VACANCY</text:p>
          </table:table-cell>
          <table:table-cell table:style-name="ce1" office:value-type="string" calcext:value-type="string">
            <text:p>JOB RESPONSIBILITIES</text:p>
          </table:table-cell>
          <table:table-cell table:style-name="ce1" office:value-type="string" calcext:value-type="string">
            <text:p>JOB CONTEXT</text:p>
          </table:table-cell>
          <table:table-cell table:style-name="ce1" office:value-type="string" calcext:value-type="string">
            <text:p>EMPLOYMENT STATUS</text:p>
          </table:table-cell>
          <table:table-cell table:style-name="ce1" office:value-type="string" calcext:value-type="string">
            <text:p>EXPERIENCE</text:p>
          </table:table-cell>
          <table:table-cell table:style-name="ce1" office:value-type="string" calcext:value-type="string">
            <text:p>GENDER</text:p>
          </table:table-cell>
          <table:table-cell table:style-name="ce1" office:value-type="string" calcext:value-type="string">
            <text:p>AGE</text:p>
          </table:table-cell>
          <table:table-cell table:style-name="ce1" office:value-type="string" calcext:value-type="string">
            <text:p>JOB LOCATION</text:p>
          </table:table-cell>
          <table:table-cell table:style-name="ce1" office:value-type="string" calcext:value-type="string">
            <text:p>EDUCATIONAL REQUIREMENTS</text:p>
          </table:table-cell>
          <table:table-cell table:style-name="ce1" office:value-type="string" calcext:value-type="string">
            <text:p>ADDITIONAL REQUIREMENTS</text:p>
          </table:table-cell>
          <table:table-cell table:style-name="ce1" office:value-type="string" calcext:value-type="string">
            <text:p>SALARY</text:p>
          </table:table-cell>
          <table:table-cell table:style-name="ce1" office:value-type="string" calcext:value-type="string">
            <text:p>COMPENSATION &amp; AND OTHER BENEFITS</text:p>
          </table:table-cell>
          <table:table-cell table:style-name="ce1" office:value-type="string" calcext:value-type="string">
            <text:p>PUBLISHED ON</text:p>
          </table:table-cell>
          <table:table-cell table:style-name="ce1" office:value-type="string" calcext:value-type="string">
            <text:p>APPLICATION DEADLINE</text:p>
          </table:table-cell>
          <table:table-cell table:style-name="ce1" table:number-columns-repeated="1008"/>
        </table:table-row>
        <table:table-row table:style-name="ro2">
          <table:table-cell office:value-type="string" calcext:value-type="string">
            <text:p>Sr. Executive (IT Service &amp; Support)</text:p>
          </table:table-cell>
          <table:table-cell office:value-type="string" calcext:value-type="string">
            <text:p>Galaxy Bangladesh Group </text:p>
          </table:table-cell>
          <table:table-cell office:value-type="string" calcext:value-type="string">
            <text:p/>
            <text:p>                                                                Not specific</text:p>
            <text:p>                                                                </text:p>
          </table:table-cell>
          <table:table-cell office:value-type="string" calcext:value-type="string">
            <text:p/>
            <text:p>Manage and monitor all installed systems, support and infrastructure.</text:p>
            <text:p>Install, support &amp; maintenance of enterprise servers &amp; storage system.</text:p>
            <text:p>Install and Troubleshoot OS, e.g. Windows Server 2012 / 2008.</text:p>
            <text:p>Strong understanding of email servers (Exchange, Office 365, Linux Based Open Source) and configuration.</text:p>
            <text:p>Perform day-to-day operation of IP and PABX based Telecom Network.</text:p>
            <text:p>Recommend changes and implement to improve system health, system performance and Network Security.</text:p>
            <text:p>LAN survey and enterprise WiFi solution (Configure, Maintenance, and Troubleshoot).</text:p>
            <text:p>Customer Focused (Internal and External), Self-motivated, driven by results.</text:p>
            <text:p>Liaise with vendors and other IT personnel for problem resolution.</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2 to 4 year(s)</text:p>
            <text:p>                                                                    </text:p>
          </table:table-cell>
          <table:table-cell office:value-type="string" calcext:value-type="string">
            <text:p/>
            <text:p>Â Only males are allowed to apply</text:p>
            <text:p>                                                                    </text:p>
          </table:table-cell>
          <table:table-cell office:value-type="string" calcext:value-type="string">
            <text:p/>
            <text:p>Â Age 22 to 35 years</text:p>
            <text:p>                                                                    </text:p>
          </table:table-cell>
          <table:table-cell office:value-type="string" calcext:value-type="string">
            <text:p/>
            <text:p>Â Dhaka</text:p>
            <text:p>                                                                    </text:p>
          </table:table-cell>
          <table:table-cell office:value-type="string" calcext:value-type="string">
            <text:p/>
            <text:p>Bachelor Degree in Computer Science &amp; Engineering/ Information and Communication Technology/ Electronics &amp; Communication Engineering from any reputed University</text:p>
            <text:p/>
          </table:table-cell>
          <table:table-cell office:value-type="string" calcext:value-type="string">
            <text:p/>
            <text:p>Age 22 to 35 years </text:p>
            <text:p>Only males are allowed to apply</text:p>
            <text:p>CCTV Surveillance knowledge and experience.</text:p>
            <text:p>Experience with Cisco, Fortinet, Mikrotik routers and switches.</text:p>
            <text:p>Experience with Help Desk system.</text:p>
            <text:p>Certification: CCNA/ RHCE/ ITIL preferred.</text:p>
            <text:p/>
          </table:table-cell>
          <table:table-cell office:value-type="string" calcext:value-type="string">
            <text:p/>
            <text:p>Â Tk. 30000 - 35000 (Monthly)</text:p>
            <text:p>                                                                    </text:p>
          </table:table-cell>
          <table:table-cell office:value-type="string" calcext:value-type="string">
            <text:p/>
            <text:p>As per company Policy</text:p>
            <text:p/>
          </table:table-cell>
          <table:table-cell office:value-type="string" calcext:value-type="string">
            <text:p/>
            <text:p>Â Oct 20, 2019</text:p>
            <text:p>                                                                        </text:p>
          </table:table-cell>
          <table:table-cell office:value-type="string" calcext:value-type="string">
            <text:p/>
            <text:p>Â Nov 10, 2019</text:p>
            <text:p>                                                                        </text:p>
          </table:table-cell>
          <table:table-cell table:number-columns-repeated="1008"/>
        </table:table-row>
        <table:table-row table:style-name="ro3">
          <table:table-cell office:value-type="string" calcext:value-type="string">
            <text:p>Executive, Sales &amp; Marketing</text:p>
          </table:table-cell>
          <table:table-cell office:value-type="string" calcext:value-type="string">
            <text:p>Ultra Soft Technologies limited </text:p>
          </table:table-cell>
          <table:table-cell office:value-type="string" calcext:value-type="string">
            <text:p/>
            <text:p>                                                                Not specific</text:p>
            <text:p>                                                                </text:p>
          </table:table-cell>
          <table:table-cell office:value-type="string" calcext:value-type="string">
            <text:p/>
            <text:p>Achieve monthly sales target and ensure smooth recovery of accounts receivables.Call customer to generate leads over phone(For Female)Prepare daily activity report and submit to the Team Leader.Maintain good relationship with customer.Visits to different corporate offices.Regular Door to Door visit.Ability to work under pressure.</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1 year(s)</text:p>
            <text:p>                                                                    </text:p>
          </table:table-cell>
          <table:table-cell office:value-type="string" calcext:value-type="string">
            <text:p/>
            <text:p>Â Both males and females are allowed to apply</text:p>
            <text:p>                                                                    </text:p>
          </table:table-cell>
          <table:table-cell office:value-type="string" calcext:value-type="string">
            <text:p/>
            <text:p>Â Age 20 to 30 years</text:p>
            <text:p>                                                                    </text:p>
          </table:table-cell>
          <table:table-cell office:value-type="string" calcext:value-type="string">
            <text:p/>
            <text:p>Â Dhaka</text:p>
            <text:p>                                                                    </text:p>
          </table:table-cell>
          <table:table-cell office:value-type="string" calcext:value-type="string">
            <text:p/>
            <text:p>Graduation/ Diploma from any reputed Institution.</text:p>
            <text:p/>
          </table:table-cell>
          <table:table-cell office:value-type="string" calcext:value-type="string">
            <text:p/>
            <text:p>Age 20 to 30 years </text:p>
            <text:p>Both males and females are allowed to apply</text:p>
            <text:p>The applicants should have experience in the following business area(s): Software and It product.</text:p>
            <text:p/>
          </table:table-cell>
          <table:table-cell office:value-type="string" calcext:value-type="string">
            <text:p/>
            <text:p>Â Negotiable</text:p>
            <text:p>                                                                    </text:p>
          </table:table-cell>
          <table:table-cell office:value-type="string" calcext:value-type="string">
            <text:p/>
            <text:p>Mobile billConveyance allowance.sales incentive.</text:p>
            <text:p/>
          </table:table-cell>
          <table:table-cell office:value-type="string" calcext:value-type="string">
            <text:p/>
            <text:p>Â Oct 20, 2019</text:p>
            <text:p>                                                                        </text:p>
          </table:table-cell>
          <table:table-cell office:value-type="string" calcext:value-type="string">
            <text:p/>
            <text:p>Â Nov 19, 2019</text:p>
            <text:p>                                                                        </text:p>
          </table:table-cell>
          <table:table-cell table:number-columns-repeated="1008"/>
        </table:table-row>
        <table:table-row table:style-name="ro4">
          <table:table-cell office:value-type="string" calcext:value-type="string">
            <text:p>Support Engineer</text:p>
          </table:table-cell>
          <table:table-cell office:value-type="string" calcext:value-type="string">
            <text:p>Agni Systems Limited </text:p>
          </table:table-cell>
          <table:table-cell office:value-type="string" calcext:value-type="string">
            <text:p/>
            <text:p>                                                                08</text:p>
            <text:p>                                                                </text:p>
          </table:table-cell>
          <table:table-cell office:value-type="string" calcext:value-type="string">
            <text:p/>
            <text:p>IP Network Installation, Troubleshooting and Maintenance.</text:p>
            <text:p>Provide support like initial site survey, router configuration, cabling, wireless cpe installation, PC hardware and software related  installation and troubleshooting   etc.  to the corporate customers.</text:p>
            <text:p>Follow-up with customers and take update from them regularly to build a friendly professional relationship.</text:p>
            <text:p>Network up gradation and  installation planning, designing, monitoring and reporting. .</text:p>
            <text:p>Advanced knowledge in Mikrotik &amp; WiFi is mandatory.</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2 to 3 year(s)</text:p>
            <text:p>                                                                    </text:p>
          </table:table-cell>
          <table:table-cell office:value-type="string" calcext:value-type="string">
            <text:p/>
            <text:p>Â Only males are allowed to apply</text:p>
            <text:p>                                                                    </text:p>
          </table:table-cell>
          <table:table-cell office:value-type="string" calcext:value-type="string">
            <text:p/>
            <text:p>Â Age 23 to 30 years</text:p>
            <text:p>                                                                    </text:p>
          </table:table-cell>
          <table:table-cell office:value-type="string" calcext:value-type="string">
            <text:p/>
            <text:p>Â Anywhere in Bangladesh</text:p>
            <text:p>                                                                    </text:p>
          </table:table-cell>
          <table:table-cell office:value-type="string" calcext:value-type="string">
            <text:p/>
            <text:p>Bachelor of Science (BSc) in CSE ECE EEE or EquivalentDiploma/ B.Sc in computer Science &amp; Engineering.</text:p>
            <text:p/>
          </table:table-cell>
          <table:table-cell office:value-type="string" calcext:value-type="string">
            <text:p/>
            <text:p>Age 23 to 30 years </text:p>
            <text:p>Only males are allowed to apply</text:p>
            <text:p>Minimum 6 months to 1 year ISP experience preferable for B.S.C Engineer or 2-3 years ISP experience preferable for Diploma Engineer.</text:p>
            <text:p>Should be smart, energetic with excellent interpersonal &amp; communication skills in Bengali &amp; English</text:p>
            <text:p>Work with team environment and spirit</text:p>
            <text:p>Ability to work in roistering basis.</text:p>
            <text:p>Ready to work even in any national &amp; religious holiday and willingness to work long hours.</text:p>
            <text:p/>
          </table:table-cell>
          <table:table-cell office:value-type="string" calcext:value-type="string">
            <text:p/>
            <text:p>Â Negotiable</text:p>
            <text:p>                                                                    </text:p>
          </table:table-cell>
          <table:table-cell office:value-type="string" calcext:value-type="string">
            <text:p/>
            <text:p>Festival Bonus: 2As per company policy.</text:p>
            <text:p/>
          </table:table-cell>
          <table:table-cell office:value-type="string" calcext:value-type="string">
            <text:p/>
            <text:p>Â Oct 20, 2019</text:p>
            <text:p>                                                                        </text:p>
          </table:table-cell>
          <table:table-cell office:value-type="string" calcext:value-type="string">
            <text:p/>
            <text:p>Â Nov 2, 2019</text:p>
            <text:p>                                                                        </text:p>
          </table:table-cell>
          <table:table-cell table:number-columns-repeated="1008"/>
        </table:table-row>
        <table:table-row table:style-name="ro5">
          <table:table-cell office:value-type="string" calcext:value-type="string">
            <text:p>IT Executive</text:p>
          </table:table-cell>
          <table:table-cell office:value-type="string" calcext:value-type="string">
            <text:p>HR Electronics (Dhaka) </text:p>
          </table:table-cell>
          <table:table-cell office:value-type="string" calcext:value-type="string">
            <text:p/>
            <text:p>                                                                02</text:p>
            <text:p>                                                                </text:p>
          </table:table-cell>
          <table:table-cell office:value-type="string" calcext:value-type="string">
            <text:p/>
            <text:p>Maintain product stock, Money receipt, Weekly Report, Monthly Report, New Product Entry  etc. at showroom.</text:p>
            <text:p>Developed a good customer relationship management (CRM) .</text:p>
            <text:p>Online Marketing.</text:p>
            <text:p>Developed eCommerce website.</text:p>
            <text:p>Ensure after sales service and respond immediately, if any problem occurs and solve it with coordination of the responsible person of service department.</text:p>
            <text:p>Perform any other task assigned by the HR Management.</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4 year(s)</text:p>
            <text:p>                                                                    </text:p>
          </table:table-cell>
          <table:table-cell office:value-type="string" calcext:value-type="string">
            <text:p/>
            <text:p>Â Both males and females are allowed to apply</text:p>
            <text:p>                                                                    </text:p>
          </table:table-cell>
          <table:table-cell office:value-type="string" calcext:value-type="string">
            <text:p/>
            <text:p>Â Age 24 to 35 years</text:p>
            <text:p>                                                                    </text:p>
          </table:table-cell>
          <table:table-cell office:value-type="string" calcext:value-type="string">
            <text:p/>
            <text:p>Â Chattogram, Dhaka</text:p>
            <text:p>                                                                    </text:p>
          </table:table-cell>
          <table:table-cell office:value-type="string" calcext:value-type="string">
            <text:p/>
            <text:p>Bachelor in Engineering (BEngg) in Computer Science &amp; Engineering, Bachelor of Business Administration (BBA)</text:p>
            <text:p/>
          </table:table-cell>
          <table:table-cell office:value-type="string" calcext:value-type="string">
            <text:p/>
            <text:p>Age 24 to 35 years </text:p>
            <text:p>Both males and females are allowed to apply</text:p>
            <text:p/>
          </table:table-cell>
          <table:table-cell office:value-type="string" calcext:value-type="string">
            <text:p/>
            <text:p>Â Negotiable</text:p>
            <text:p>                                                                    </text:p>
          </table:table-cell>
          <table:table-cell office:value-type="string" calcext:value-type="string">
            <text:p/>
            <text:p>Mobile billSalary Review: Half YearlyFestival Bonus: 1</text:p>
            <text:p/>
          </table:table-cell>
          <table:table-cell office:value-type="string" calcext:value-type="string">
            <text:p/>
            <text:p>Â Oct 20, 2019</text:p>
            <text:p>                                                                        </text:p>
          </table:table-cell>
          <table:table-cell office:value-type="string" calcext:value-type="string">
            <text:p/>
            <text:p>Â Nov 19, 2019</text:p>
            <text:p>                                                                        </text:p>
          </table:table-cell>
          <table:table-cell table:number-columns-repeated="1008"/>
        </table:table-row>
        <table:table-row table:style-name="ro6">
          <table:table-cell office:value-type="string" calcext:value-type="string">
            <text:p>IT Officer</text:p>
          </table:table-cell>
          <table:table-cell office:value-type="string" calcext:value-type="string">
            <text:p>Netizen IT Limited </text:p>
          </table:table-cell>
          <table:table-cell office:value-type="string" calcext:value-type="string">
            <text:p/>
            <text:p>                                                                4</text:p>
            <text:p>                                                                </text:p>
          </table:table-cell>
          <table:table-cell office:value-type="string" calcext:value-type="string">
            <text:p/>
            <text:p>Identify new network requirement as per the requirements of the Company</text:p>
            <text:p>Set up new PCs as per the requirement approved by the company</text:p>
            <text:p>Integrate domains for new PC users and install the PC at the user's desk</text:p>
            <text:p>Perform routine check-up-s for different IT issues </text:p>
            <text:p>Perform day to day troubleshooting against the complaints received in consultation with Department Head and/or Help Desk In-charge</text:p>
            <text:p>Identify recurring requirements for the PC users and provide necessary items in due time</text:p>
            <text:p>Update and upgrade client PCs as per new requirement</text:p>
            <text:p>To Co-ordinate with existing Software &amp; Hardware vendor for day to day problem notified by the user Department</text:p>
            <text:p>To Control Company E-mail Account for all employee.</text:p>
            <text:p>Provide IT supports to user end for their Desktops, Laptops, Wireless Router, Scanners,</text:p>
            <text:p>Support Printers, Photocopy machine and other IT assents as per company policy.</text:p>
            <text:p>To ensure hardware, software and network, upgrades, installation, changes and re-locations.</text:p>
            <text:p>Installation &amp; Trouble shooting Hardwar and Network related problems including windows. </text:p>
            <text:p>Design, implement and maintain of office LAN, Wifi workstations and other IT equipment's. Configure and test computer hardware</text:p>
            <text:p>Hardware maintenance and troubleshoot networking problem. Diagnose hardware and software problems, and replace defective components.</text:p>
            <text:p>Coordinate and implement network security measures in order to protect data, software, and hardware.</text:p>
            <text:p>Responsible for Time Attendance and Access Control system as per requirements.</text:p>
            <text:p>Maintain CCTV security System and IP Telephone.</text:p>
            <text:p>IT Support at user end as per requirement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3 year(s)</text:p>
            <text:p>                                                                    </text:p>
          </table:table-cell>
          <table:table-cell office:value-type="string" calcext:value-type="string">
            <text:p/>
            <text:p>Â Both males and females are allowed to apply</text:p>
            <text:p>                                                                    </text:p>
          </table:table-cell>
          <table:table-cell office:value-type="string" calcext:value-type="string">
            <text:p/>
            <text:p>Â Age 23 to 35 years</text:p>
            <text:p>                                                                    </text:p>
          </table:table-cell>
          <table:table-cell office:value-type="string" calcext:value-type="string">
            <text:p/>
            <text:p>Â Dhaka (Mirpur, Paltan)</text:p>
            <text:p>                                                                    </text:p>
          </table:table-cell>
          <table:table-cell office:value-type="string" calcext:value-type="string">
            <text:p/>
            <text:p>Diploma in Engineering</text:p>
            <text:p>Skills Required: CCTV Maintaining, Hardware and Software Troubleshooting, IT Support Service and Network engineering., Linux, Switches/ Routers, Windows Administration, Windows OS</text:p>
            <text:p/>
          </table:table-cell>
          <table:table-cell office:value-type="string" calcext:value-type="string">
            <text:p/>
            <text:p>Age 23 to 35 years </text:p>
            <text:p>Both males and females are allowed to apply</text:p>
            <text:p>Should have sound knowledge in Microsoft Windows Active Directory, DNS &amp; DHCP Server</text:p>
            <text:p>Should have Sound Knowledge maintenance LAN &amp; WAN workstation.</text:p>
            <text:p>Strong knowledge of handling IP Telephone</text:p>
            <text:p>Experience of handling &amp; trouble Shooting of PoE Camera, NVR/ DVR, Video Conferencing Equipment, Finger, Attendances &amp; Access control Device.</text:p>
            <text:p/>
          </table:table-cell>
          <table:table-cell office:value-type="string" calcext:value-type="string">
            <text:p/>
            <text:p>Â Negotiable</text:p>
            <text:p>                                                                    </text:p>
          </table:table-cell>
          <table:table-cell office:value-type="string" calcext:value-type="string">
            <text:p/>
            <text:p>Profit share, Weekly 2 holidaysLunch Facilities: Full SubsidizeSalary Review: YearlyFestival Bonus: 2</text:p>
            <text:p/>
          </table:table-cell>
          <table:table-cell office:value-type="string" calcext:value-type="string">
            <text:p/>
            <text:p>Â Oct 21, 2019</text:p>
            <text:p>                                                                        </text:p>
          </table:table-cell>
          <table:table-cell office:value-type="string" calcext:value-type="string">
            <text:p/>
            <text:p>Â Nov 20, 2019</text:p>
            <text:p>                                                                        </text:p>
          </table:table-cell>
          <table:table-cell table:number-columns-repeated="1008"/>
        </table:table-row>
        <table:table-row table:style-name="ro7">
          <table:table-cell office:value-type="string" calcext:value-type="string">
            <text:p>Sr. Mobile App Developer</text:p>
          </table:table-cell>
          <table:table-cell office:value-type="string" calcext:value-type="string">
            <text:p>Bdjobs.com Limited </text:p>
          </table:table-cell>
          <table:table-cell office:value-type="string" calcext:value-type="string">
            <text:p/>
            <text:p>                                                                01</text:p>
            <text:p>                                                                </text:p>
          </table:table-cell>
          <table:table-cell office:value-type="string" calcext:value-type="string">
            <text:p/>
            <text:p>Development of mobile applications. (Native Android and Flutter)</text:p>
            <text:p>Maintain existing mobile applications.</text:p>
            <text:p>Lead the mobile app team</text:p>
            <text:p>Manage project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3 to 4 year(s)</text:p>
            <text:p>                                                                    </text:p>
          </table:table-cell>
          <table:table-cell office:value-type="string" calcext:value-type="string">
            <text:p/>
            <text:p>Â Both males and females are allowed to apply</text:p>
            <text:p>                                                                    </text:p>
          </table:table-cell>
          <table:table-cell office:value-type="string" calcext:value-type="string">
            <text:p/>
            <text:p>Â Age at most 30 years</text:p>
            <text:p>                                                                    </text:p>
          </table:table-cell>
          <table:table-cell office:value-type="string" calcext:value-type="string">
            <text:p/>
            <text:p>Â Dhaka</text:p>
            <text:p>                                                                    </text:p>
          </table:table-cell>
          <table:table-cell office:value-type="string" calcext:value-type="string">
            <text:p/>
            <text:p>Bachelor of Science (BSc) in CSE, Bachelor of Science (BSc) in EEE</text:p>
            <text:p>Skills Required: Android, Dart, Flutter, Git Version Control System, Kotlin, SQLite</text:p>
            <text:p/>
          </table:table-cell>
          <table:table-cell office:value-type="string" calcext:value-type="string">
            <text:p/>
            <text:p>Age at most 30 years </text:p>
            <text:p>Both males and females are allowed to apply</text:p>
            <text:p>The applicant should have at least one published app in the app store.</text:p>
            <text:p>Should have sound knowledge in object-oriented programming with Kotlin and Dart </text:p>
            <text:p>Knowledge about IOS mobile SDK is plus.</text:p>
            <text:p>Experience with Flutter mobile SDK</text:p>
            <text:p>Should have experience in version control (GIT)</text:p>
            <text:p>Should be familiar with restful API and its structure.</text:p>
            <text:p>Ability to lead the team and manage projects.</text:p>
            <text:p>Applicant should have knowledge about recent trends in mobile application technology.</text:p>
            <text:p>Ability to work in different development platforms.</text:p>
            <text:p>Positive attitude and should have excellent communication skills.</text:p>
            <text:p>Must be a very good team player.</text:p>
            <text:p>Must be prepared to work under pressure and meet the deadline.</text:p>
            <text:p/>
          </table:table-cell>
          <table:table-cell office:value-type="string" calcext:value-type="string">
            <text:p/>
            <text:p>Â Negotiable</text:p>
            <text:p>                                                                    </text:p>
          </table:table-cell>
          <table:table-cell office:value-type="string" calcext:value-type="string">
            <text:p/>
            <text:p>T/A, Medical allowance, Profit share, Provident fundLunch Facilities: Partially SubsidizeSalary Review: YearlyFestival Bonus: 3</text:p>
            <text:p/>
          </table:table-cell>
          <table:table-cell office:value-type="string" calcext:value-type="string">
            <text:p/>
            <text:p>Â Oct 21, 2019</text:p>
            <text:p>                                                                        </text:p>
          </table:table-cell>
          <table:table-cell office:value-type="string" calcext:value-type="string">
            <text:p/>
            <text:p>Â Nov 2, 2019</text:p>
            <text:p>                                                                        </text:p>
          </table:table-cell>
          <table:table-cell table:number-columns-repeated="1008"/>
        </table:table-row>
        <table:table-row table:style-name="ro8">
          <table:table-cell office:value-type="string" calcext:value-type="string">
            <text:p>Country Manager (Overseas Operation)</text:p>
          </table:table-cell>
          <table:table-cell office:value-type="string" calcext:value-type="string">
            <text:p>Mobile Outfitters Bangladesh </text:p>
          </table:table-cell>
          <table:table-cell office:value-type="string" calcext:value-type="string">
            <text:p/>
            <text:p>                                                                1</text:p>
            <text:p>                                                                </text:p>
          </table:table-cell>
          <table:table-cell office:value-type="string" calcext:value-type="string">
            <text:p/>
            <text:p>Report to the Board of Directors;</text:p>
            <text:p>    Effectively lead and manage the business development, branding, market penetration and distribution in Singapore, Thailand and Sri Lanka markets;</text:p>
            <text:p>    Understand the market trend in those countries and carry out excellent customer's relationship management to meet different markets' and customers' changing needs in a competitive approach;</text:p>
            <text:p>    Set up sales strategies and targets for different groups of customers and sales regions including those countries;</text:p>
            <text:p>    Set up and implement product development strategies for computer-related and mobile-related electronic products and accessorie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7 year(s)</text:p>
            <text:p>                                                                    </text:p>
          </table:table-cell>
          <table:table-cell office:value-type="string" calcext:value-type="string">
            <text:p/>
            <text:p>Â Only males are allowed to apply</text:p>
            <text:p>                                                                    </text:p>
          </table:table-cell>
          <table:table-cell office:value-type="string" calcext:value-type="string">
            <text:p/>
            <text:p>Â Age at least 35 years</text:p>
            <text:p>                                                                    </text:p>
          </table:table-cell>
          <table:table-cell office:value-type="string" calcext:value-type="string">
            <text:p/>
            <text:p>Â Dhaka</text:p>
            <text:p>                                                                    </text:p>
          </table:table-cell>
          <table:table-cell office:value-type="string" calcext:value-type="string">
            <text:p/>
            <text:p>Master of Business Administration (MBA)</text:p>
            <text:p/>
          </table:table-cell>
          <table:table-cell office:value-type="string" calcext:value-type="string">
            <text:p/>
            <text:p>Age at least 35 years </text:p>
            <text:p>Only males are allowed to apply</text:p>
            <text:p>Degree holder or above in marketing or related discipline;</text:p>
            <text:p>    With solid experience in business development, branding and marketing in mobile accessories;</text:p>
            <text:p>    A mature leader, independent, pro-active, well-organized, creative, and result-oriented;</text:p>
            <text:p>    Strong business acumen, analytical, problems solving, and negotiation skills;</text:p>
            <text:p>    Possess knowledge and experience in product development and product promotion, preferably in computer-related and mobile-related electronic products and accessories;</text:p>
            <text:p>    Familiar with both suppliers' side and distributors' side for mobile products in Singapore /Sri Lanka and Thailand;</text:p>
            <text:p>    Strong interpersonal and communication skills and good command of written and spoken English</text:p>
            <text:p/>
          </table:table-cell>
          <table:table-cell office:value-type="string" calcext:value-type="string">
            <text:p/>
            <text:p>Â Negotiable</text:p>
            <text:p>                                                                    </text:p>
          </table:table-cell>
          <table:table-cell/>
          <table:table-cell office:value-type="string" calcext:value-type="string">
            <text:p/>
            <text:p>Â Oct 21, 2019</text:p>
            <text:p>                                                                        </text:p>
          </table:table-cell>
          <table:table-cell office:value-type="string" calcext:value-type="string">
            <text:p/>
            <text:p>Â Nov 20, 2019</text:p>
            <text:p>                                                                        </text:p>
          </table:table-cell>
          <table:table-cell table:number-columns-repeated="1008"/>
        </table:table-row>
        <table:table-row table:style-name="ro9">
          <table:table-cell office:value-type="string" calcext:value-type="string">
            <text:p>Sr. Network Engineer/ Network Admin (NOC)</text:p>
          </table:table-cell>
          <table:table-cell office:value-type="string" calcext:value-type="string">
            <text:p>Agni Systems Limited </text:p>
          </table:table-cell>
          <table:table-cell office:value-type="string" calcext:value-type="string">
            <text:p/>
            <text:p>                                                                02</text:p>
            <text:p>                                                                </text:p>
          </table:table-cell>
          <table:table-cell office:value-type="string" calcext:value-type="string">
            <text:p/>
            <text:p>Offer expert advice to the organization on issues related to network engineering and administration.</text:p>
            <text:p>Responsible for analyzing, designing, installing, configuring of network infrastructure and application components.</text:p>
            <text:p>Integrate new services and infrastructure to support the evolution and expansion of the network.</text:p>
            <text:p>Conducts risk assessment and provide recommendations for enhanced security architecture and infrastructure for a large IP network.</text:p>
            <text:p>Work with other staff in resolving customer issues and report accordingly.</text:p>
            <text:p>Document procedures and analysis finding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4 to 8 year(s)</text:p>
            <text:p>                                                                    </text:p>
          </table:table-cell>
          <table:table-cell office:value-type="string" calcext:value-type="string">
            <text:p/>
            <text:p>Â Only males are allowed to apply</text:p>
            <text:p>                                                                    </text:p>
          </table:table-cell>
          <table:table-cell office:value-type="string" calcext:value-type="string">
            <text:p/>
            <text:p>Â Age 27 to 35 years</text:p>
            <text:p>                                                                    </text:p>
          </table:table-cell>
          <table:table-cell office:value-type="string" calcext:value-type="string">
            <text:p/>
            <text:p>Â Anywhere in Bangladesh</text:p>
            <text:p>                                                                    </text:p>
          </table:table-cell>
          <table:table-cell office:value-type="string" calcext:value-type="string">
            <text:p/>
            <text:p>Graduate in CSE/ EEE/ ETE or any Equivalent Degrees</text:p>
            <text:p/>
          </table:table-cell>
          <table:table-cell office:value-type="string" calcext:value-type="string">
            <text:p/>
            <text:p>Age 27 to 35 years </text:p>
            <text:p>Only males are allowed to apply</text:p>
            <text:p>Strong knowledge of Internet protocols (e.g., TCP/IP, HTTP, etc.)</text:p>
            <text:p>Strong knowledge of physical layer (e.g., Optical, SDH, PDH, DWDM and Radio Link)</text:p>
            <text:p>Strong knowledge of layer-2 network and Layer-3 network. </text:p>
            <text:p>In depth knowledge of MPLS, OSPF, BGP, ISIS, VTP, Spanning tree is Essential. </text:p>
            <text:p>Knowledge on DNS, Proxy, DHCP, Web Servers, Data base Server (MySql), FTP Server, MRTG and Mail Servers in Linux/Windows.</text:p>
            <text:p>Knowledge of SNMP, Netflow, etc protocols.</text:p>
            <text:p>Experience in configuring SSL/IPSec VPN .</text:p>
            <text:p>Self-motivated self-starter, who works well with minimal supervision.</text:p>
            <text:p>Strong communication skills (verbal and written) and teamwork skills</text:p>
            <text:p>Must have experience in Networking Organizations (ISP/IIG/Telco)</text:p>
            <text:p>Microsoft, Cisco and Juniper certifications (MCSE/ JNCIA/ JNCIS-SEC/ CCNA/ CCNP/ CCIP/ CCSP) will added advance.</text:p>
            <text:p/>
          </table:table-cell>
          <table:table-cell office:value-type="string" calcext:value-type="string">
            <text:p/>
            <text:p>Â Negotiable</text:p>
            <text:p>                                                                    </text:p>
          </table:table-cell>
          <table:table-cell office:value-type="string" calcext:value-type="string">
            <text:p/>
            <text:p>As per company policy</text:p>
            <text:p/>
          </table:table-cell>
          <table:table-cell office:value-type="string" calcext:value-type="string">
            <text:p/>
            <text:p>Â Oct 20, 2019</text:p>
            <text:p>                                                                        </text:p>
          </table:table-cell>
          <table:table-cell office:value-type="string" calcext:value-type="string">
            <text:p/>
            <text:p>Â Nov 19, 2019</text:p>
            <text:p>                                                                        </text:p>
          </table:table-cell>
          <table:table-cell table:number-columns-repeated="1008"/>
        </table:table-row>
        <table:table-row table:style-name="ro10">
          <table:table-cell office:value-type="string" calcext:value-type="string">
            <text:p>Sr. Web Developer (Vue JS,Laravel,Go)</text:p>
          </table:table-cell>
          <table:table-cell office:value-type="string" calcext:value-type="string">
            <text:p>RTC Hubs Limited </text:p>
          </table:table-cell>
          <table:table-cell office:value-type="string" calcext:value-type="string">
            <text:p/>
            <text:p>                                                                02</text:p>
            <text:p>                                                                </text:p>
          </table:table-cell>
          <table:table-cell office:value-type="string" calcext:value-type="string">
            <text:p/>
            <text:p>Participate in coding the back-end services in Php Laravel, Go/Gin server ,NodeJS/Express, and front-end in JavaScript, VueJS</text:p>
            <text:p>Integration of user-facing elements developed by front-end developers with server-side logic</text:p>
            <text:p>Writing reusable, testable, and efficient code</text:p>
            <text:p>Code, test and be able to operate node JS based services</text:p>
            <text:p>Designing required things and optimizing data</text:p>
            <text:p>Understanding the Agile/Scrum development cycle</text:p>
            <text:p>Maintaining the AWS server</text:p>
            <text:p>Maintaining API's and web service</text:p>
            <text:p>Provide API documentation and Architecture document</text:p>
            <text:p>Expert knowledge of Javascript, XML, JSON, AJAX</text:p>
            <text:p/>
          </table:table-cell>
          <table:table-cell office:value-type="string" calcext:value-type="string">
            <text:p/>
            <text:p>We are looking for Full stack web developers with skills and experience in building modern web applications using Go/Gin server ,NodeJS/Express,Vue JS, MongoDB, Redis, Elasticsearch</text:p>
            <text:p>The candidate highly adaptable inspires innovation and be able to lead change for optimum productivity.</text:p>
            <text:p/>
          </table:table-cell>
          <table:table-cell office:value-type="string" calcext:value-type="string">
            <text:p/>
            <text:p>                                                                Full-time</text:p>
            <text:p>                                                            </text:p>
          </table:table-cell>
          <table:table-cell office:value-type="string" calcext:value-type="string">
            <text:p/>
            <text:p>Â 3 to 5 year(s)</text:p>
            <text:p>                                                                    </text:p>
          </table:table-cell>
          <table:table-cell office:value-type="string" calcext:value-type="string">
            <text:p/>
            <text:p>Â Both males and females are allowed to apply</text:p>
            <text:p>                                                                    </text:p>
          </table:table-cell>
          <table:table-cell office:value-type="string" calcext:value-type="string">
            <text:p/>
            <text:p>Â Age 25 to 30 years</text:p>
            <text:p>                                                                    </text:p>
          </table:table-cell>
          <table:table-cell office:value-type="string" calcext:value-type="string">
            <text:p/>
            <text:p>Â Dhaka (Uttara, Uttara West)</text:p>
            <text:p>                                                                    </text:p>
          </table:table-cell>
          <table:table-cell office:value-type="string" calcext:value-type="string">
            <text:p/>
            <text:p>Bachelor of Science (BSc) in CSE</text:p>
            <text:p>Skills Required:  Laravel Framework, NodeJS, Vue js</text:p>
            <text:p/>
          </table:table-cell>
          <table:table-cell office:value-type="string" calcext:value-type="string">
            <text:p/>
            <text:p>Age 25 to 30 years </text:p>
            <text:p>Both males and females are allowed to apply</text:p>
            <text:p/>
          </table:table-cell>
          <table:table-cell office:value-type="string" calcext:value-type="string">
            <text:p/>
            <text:p>Â Negotiable</text:p>
            <text:p>                                                                    </text:p>
          </table:table-cell>
          <table:table-cell office:value-type="string" calcext:value-type="string">
            <text:p/>
            <text:p>Weekly 2 holidaysSalary Review: Half YearlyLunch Facilities: Full SubsidizeFestival Bonus: 2</text:p>
            <text:p/>
          </table:table-cell>
          <table:table-cell office:value-type="string" calcext:value-type="string">
            <text:p/>
            <text:p>Â Oct 20, 2019</text:p>
            <text:p>                                                                        </text:p>
          </table:table-cell>
          <table:table-cell office:value-type="string" calcext:value-type="string">
            <text:p/>
            <text:p>Â Nov 19, 2019</text:p>
            <text:p>                                                                        </text:p>
          </table:table-cell>
          <table:table-cell table:number-columns-repeated="1008"/>
        </table:table-row>
        <table:table-row table:style-name="ro11">
          <table:table-cell office:value-type="string" calcext:value-type="string">
            <text:p>Web Application Developer (Laravel &amp; JavaScript)</text:p>
          </table:table-cell>
          <table:table-cell office:value-type="string" calcext:value-type="string">
            <text:p>Myoffer360 Degree </text:p>
          </table:table-cell>
          <table:table-cell office:value-type="string" calcext:value-type="string">
            <text:p/>
            <text:p>                                                                02</text:p>
            <text:p>                                                                </text:p>
          </table:table-cell>
          <table:table-cell office:value-type="string" calcext:value-type="string">
            <text:p/>
            <text:p>Experience(Laravel - 6 Months) in developing applications using Laravel framework</text:p>
            <text:p>Proficient knowledge of programming language PHP and Laravel Framework.</text:p>
            <text:p>Good command on Javascript and Basic Knowledge on React.js .</text:p>
            <text:p>Experience on different type of third-party REST &amp; SOAP API integration.</text:p>
            <text:p>Familiarity with version control tools such as Git (GitLab).  </text:p>
            <text:p>Solid understanding in OOP, Data Structure &amp; MySQL.</text:p>
            <text:p>Demonstrable knowledge of web technologies including HTML, CSS, </text:p>
            <text:p>Write and manage Object Oriented Programming (OOP) code </text:p>
            <text:p>Analyze, design and develop dynamic Web Application based on project requirement.</text:p>
            <text:p/>
          </table:table-cell>
          <table:table-cell office:value-type="string" calcext:value-type="string">
            <text:p/>
            <text:p>Looking For Web Application Developer (PHP, Laravel, JS)</text:p>
            <text:p>If you Feel Excited to work with Fast-Growing CRM system which serves more than 400 Businesses in USA and wants to move your Skill in Communication Automation Industry then read the job description. </text:p>
            <text:p>Ideal Candidates we looking for Must have "Everything is possible" and "Move Fast" Attitude.</text:p>
            <text:p/>
          </table:table-cell>
          <table:table-cell office:value-type="string" calcext:value-type="string">
            <text:p/>
            <text:p>                                                                Full-time</text:p>
            <text:p>                                                            </text:p>
          </table:table-cell>
          <table:table-cell office:value-type="string" calcext:value-type="string">
            <text:p/>
            <text:p>Â At most 1 year(s)</text:p>
            <text:p>                                                                    </text:p>
          </table:table-cell>
          <table:table-cell office:value-type="string" calcext:value-type="string">
            <text:p/>
            <text:p>Â Both males and females are allowed to apply</text:p>
            <text:p>                                                                    </text:p>
          </table:table-cell>
          <table:table-cell office:value-type="string" calcext:value-type="string">
            <text:p/>
            <text:p>Â Age 24 to 30 years</text:p>
            <text:p>                                                                    </text:p>
          </table:table-cell>
          <table:table-cell office:value-type="string" calcext:value-type="string">
            <text:p/>
            <text:p>Â Dhaka</text:p>
            <text:p>                                                                    </text:p>
          </table:table-cell>
          <table:table-cell office:value-type="string" calcext:value-type="string">
            <text:p/>
            <text:p>Bachelor of Science (BSc)Minimum B.Sc in Computer Science &amp; Engineering or equivalent from any reputed University.</text:p>
            <text:p>Skills Required: JavaScript, Laravel Framework, PHP</text:p>
            <text:p/>
          </table:table-cell>
          <table:table-cell office:value-type="string" calcext:value-type="string">
            <text:p/>
            <text:p>Age 24 to 30 years </text:p>
            <text:p>Both males and females are allowed to apply</text:p>
            <text:p>Ideal Candidates we looking Must have "Everything is possible" and "Move Fast" Attitude. Be a team player and Good Communication Skill required.</text:p>
            <text:p/>
          </table:table-cell>
          <table:table-cell office:value-type="string" calcext:value-type="string">
            <text:p/>
            <text:p>Â Negotiable</text:p>
            <text:p>                                                                    </text:p>
          </table:table-cell>
          <table:table-cell office:value-type="string" calcext:value-type="string">
            <text:p/>
            <text:p>Insurance, GratuityLunch Facilities: Partially SubsidizeSalary Review: YearlyFestival Bonus: 2Alternative Saturday Off.</text:p>
            <text:p>Breakfast  Partially Subsidize. </text:p>
            <text:p>Monthly Awards on Different Categories.</text:p>
            <text:p>Playstation with VR set to play.</text:p>
            <text:p>Premium online and Regular In-house training from Experts. </text:p>
            <text:p>Unlimited Tea/Coffee in office.</text:p>
            <text:p/>
          </table:table-cell>
          <table:table-cell office:value-type="string" calcext:value-type="string">
            <text:p/>
            <text:p>Â Oct 21, 2019</text:p>
            <text:p>                                                                        </text:p>
          </table:table-cell>
          <table:table-cell office:value-type="string" calcext:value-type="string">
            <text:p/>
            <text:p>Â Nov 19, 2019</text:p>
            <text:p>                                                                        </text:p>
          </table:table-cell>
          <table:table-cell table:number-columns-repeated="1008"/>
        </table:table-row>
        <table:table-row table:style-name="ro6">
          <table:table-cell office:value-type="string" calcext:value-type="string">
            <text:p>Senior Information Technology Officer</text:p>
          </table:table-cell>
          <table:table-cell office:value-type="string" calcext:value-type="string">
            <text:p>Otto International (HK) Limited, Bangladesh Liaison Office, Dhaka. </text:p>
          </table:table-cell>
          <table:table-cell office:value-type="string" calcext:value-type="string">
            <text:p/>
            <text:p>                                                                01</text:p>
            <text:p>                                                                </text:p>
          </table:table-cell>
          <table:table-cell office:value-type="string" calcext:value-type="string">
            <text:p/>
            <text:p>Provide support to all users via the different channel available</text:p>
            <text:p>Be responsible for hardware/software installation and troubleshooting</text:p>
            <text:p>Provide basic and advance help in IT training, software knowledge (primarily Office 365) to users.</text:p>
            <text:p>Maintain the computer system</text:p>
            <text:p>Assist local or regional IT project deployment</text:p>
            <text:p>Perform other duties as assigned by management</text:p>
            <text:p/>
          </table:table-cell>
          <table:table-cell office:value-type="string" calcext:value-type="string">
            <text:p/>
            <text:p>                                                            You will help user`s and system support officer as a skilled expert to troubleshoot, maintain and fix a wide range of digital and hardware problems. You use problem-solving and people skills to assure users of swift resolutions to their technical problems. You also educate your team members and the users about digital solution, self-learning and tools available, while independently keeping your own technical know-how up to date. With your user-oriented skills and empathetic nature, you provide advice and support for all every day.</text:p>
            <text:p>                                                        </text:p>
          </table:table-cell>
          <table:table-cell office:value-type="string" calcext:value-type="string">
            <text:p/>
            <text:p>                                                                Full-time</text:p>
            <text:p>                                                            </text:p>
          </table:table-cell>
          <table:table-cell office:value-type="string" calcext:value-type="string">
            <text:p/>
            <text:p>Â 5 to 7 year(s)</text:p>
            <text:p>                                                                    </text:p>
          </table:table-cell>
          <table:table-cell table:number-columns-repeated="2"/>
          <table:table-cell office:value-type="string" calcext:value-type="string">
            <text:p/>
            <text:p>Â Dhaka</text:p>
            <text:p>                                                                    </text:p>
          </table:table-cell>
          <table:table-cell office:value-type="string" calcext:value-type="string">
            <text:p/>
            <text:p>Degree holder/ High Diploma in I.T. or relevant disciplines is appreciated</text:p>
            <text:p/>
          </table:table-cell>
          <table:table-cell office:value-type="string" calcext:value-type="string">
            <text:p/>
            <text:p>5 year working experience in system maintenance and technical support</text:p>
            <text:p>Aptitude for acquiring skills in digital technologies and an eagerness to learn</text:p>
            <text:p>Excellent time management skills and can make decisions quickly</text:p>
            <text:p>Strong people skills and a taste for problem solving</text:p>
            <text:p>Ability to maintain composure and user focus while troubleshooting and solving technical issues</text:p>
            <text:p>Fluent command of spoken and written English</text:p>
            <text:p/>
          </table:table-cell>
          <table:table-cell office:value-type="string" calcext:value-type="string">
            <text:p/>
            <text:p>Â Negotiable</text:p>
            <text:p>                                                                    </text:p>
          </table:table-cell>
          <table:table-cell/>
          <table:table-cell office:value-type="string" calcext:value-type="string">
            <text:p/>
            <text:p>Â Oct 21, 2019</text:p>
            <text:p>                                                                        </text:p>
          </table:table-cell>
          <table:table-cell office:value-type="string" calcext:value-type="string">
            <text:p/>
            <text:p>Â Nov 4, 2019</text:p>
            <text:p>                                                                        </text:p>
          </table:table-cell>
          <table:table-cell table:number-columns-repeated="1008"/>
        </table:table-row>
        <table:table-row table:style-name="ro12">
          <table:table-cell office:value-type="string" calcext:value-type="string">
            <text:p>WordPress Theme Developer (ThemeForest)</text:p>
          </table:table-cell>
          <table:table-cell office:value-type="string" calcext:value-type="string">
            <text:p>And IT </text:p>
          </table:table-cell>
          <table:table-cell office:value-type="string" calcext:value-type="string">
            <text:p/>
            <text:p>                                                                03</text:p>
            <text:p>                                                                </text:p>
          </table:table-cell>
          <table:table-cell office:value-type="string" calcext:value-type="string">
            <text:p/>
            <text:p>Must have a portfolio that represents you have built ThemeForest Quality WordPress themes or codecanyon quality WordPress plugins </text:p>
            <text:p>Must have WordPress theme development experience from scratch.</text:p>
            <text:p>Must have WordPress plugin development experience from scratch.</text:p>
            <text:p>You have to Develop Custom Plugins, Widget, Component, Module of WordPress Theme </text:p>
            <text:p>and Plugins for the international market or clients ( Ex. ThemeForest, CodeCanyon)</text:p>
            <text:p>Must have knowledge For WordPress Theme Building from Scratch.</text:p>
            <text:p>Must have knowledge for customizing Any Plugin.</text:p>
            <text:p>Strong Knowledge in OOP PHP.</text:p>
            <text:p>Must have STRONG Knowledge for All Important Parts Related with WordPress.</text:p>
            <text:p>Dedication to complete &amp; deliver the assigned tasks within a given time frame.</text:p>
            <text:p/>
          </table:table-cell>
          <table:table-cell office:value-type="string" calcext:value-type="string">
            <text:p/>
            <text:p>                                                            JOB LOCATION : KHULNA CITY ONLY .NO NEED TO APPLY WHO DOESN`T  WANT TO WORK IN KHULNA ONLY</text:p>
            <text:p>                                                        </text:p>
          </table:table-cell>
          <table:table-cell office:value-type="string" calcext:value-type="string">
            <text:p/>
            <text:p>                                                                Full-time</text:p>
            <text:p>                                                            </text:p>
          </table:table-cell>
          <table:table-cell office:value-type="string" calcext:value-type="string">
            <text:p/>
            <text:p>Â 3 to 5 year(s)</text:p>
            <text:p>                                                                    </text:p>
          </table:table-cell>
          <table:table-cell table:number-columns-repeated="2"/>
          <table:table-cell office:value-type="string" calcext:value-type="string">
            <text:p/>
            <text:p>Â Khulna (Khulna Sadar)</text:p>
            <text:p>                                                                    </text:p>
          </table:table-cell>
          <table:table-cell office:value-type="string" calcext:value-type="string">
            <text:p/>
            <text:p>Bachelor of Science (BSc)</text:p>
            <text:p/>
          </table:table-cell>
          <table:table-cell office:value-type="string" calcext:value-type="string">
            <text:p/>
            <text:p>Team player</text:p>
            <text:p/>
          </table:table-cell>
          <table:table-cell office:value-type="string" calcext:value-type="string">
            <text:p/>
            <text:p>Â Negotiable</text:p>
            <text:p>                                                                    </text:p>
          </table:table-cell>
          <table:table-cell office:value-type="string" calcext:value-type="string">
            <text:p/>
            <text:p>T/A, Mobile bill, Tour allowance, Medical allowanceSalary Review: YearlyFestival Bonus: 2</text:p>
            <text:p/>
          </table:table-cell>
          <table:table-cell office:value-type="string" calcext:value-type="string">
            <text:p/>
            <text:p>Â Oct 21, 2019</text:p>
            <text:p>                                                                        </text:p>
          </table:table-cell>
          <table:table-cell office:value-type="string" calcext:value-type="string">
            <text:p/>
            <text:p>Â Nov 19, 2019</text:p>
            <text:p>                                                                        </text:p>
          </table:table-cell>
          <table:table-cell table:number-columns-repeated="1008"/>
        </table:table-row>
        <table:table-row table:style-name="ro5">
          <table:table-cell office:value-type="string" calcext:value-type="string">
            <text:p>Officer (IT)</text:p>
          </table:table-cell>
          <table:table-cell office:value-type="string" calcext:value-type="string">
            <text:p>Gateway Equity Resources Ltd. </text:p>
          </table:table-cell>
          <table:table-cell office:value-type="string" calcext:value-type="string">
            <text:p/>
            <text:p>                                                                Not specific</text:p>
            <text:p>                                                                </text:p>
          </table:table-cell>
          <table:table-cell office:value-type="string" calcext:value-type="string">
            <text:p/>
            <text:p>Ensure the proper operation of all IT system in Head Office &amp; Branches.</text:p>
            <text:p>Look after Hardware and software system of the IT device of the company</text:p>
            <text:p>Provide support to all users for internet facility, desktop, laptop, printer, scanner, e-mail, Iphone &amp; Ipad.</text:p>
            <text:p>Provide IT related different supports as &amp; when required</text:p>
            <text:p>Maintenance DSE FlexTP software (CCD, Admin &amp; Dealers Terminals).</text:p>
            <text:p>Smoothly operate the Central Depository Bangladesh Ltd (CDBL) software.</text:p>
            <text:p>Able to operate Share Management software.</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3 to 6 year(s)</text:p>
            <text:p>                                                                    </text:p>
          </table:table-cell>
          <table:table-cell table:number-columns-repeated="2"/>
          <table:table-cell office:value-type="string" calcext:value-type="string">
            <text:p/>
            <text:p>Â Dhaka</text:p>
            <text:p>                                                                    </text:p>
          </table:table-cell>
          <table:table-cell office:value-type="string" calcext:value-type="string">
            <text:p/>
            <text:p>Graduation with Diploma in Computer Application.</text:p>
            <text:p/>
          </table:table-cell>
          <table:table-cell office:value-type="string" calcext:value-type="string">
            <text:p><text:s/></text:p>
          </table:table-cell>
          <table:table-cell office:value-type="string" calcext:value-type="string">
            <text:p/>
            <text:p>Â Negotiable</text:p>
            <text:p>                                                                    </text:p>
          </table:table-cell>
          <table:table-cell/>
          <table:table-cell office:value-type="string" calcext:value-type="string">
            <text:p/>
            <text:p>Â Oct 21, 2019</text:p>
            <text:p>                                                                        </text:p>
          </table:table-cell>
          <table:table-cell office:value-type="string" calcext:value-type="string">
            <text:p/>
            <text:p>Â Nov 20, 2019</text:p>
            <text:p>                                                                        </text:p>
          </table:table-cell>
          <table:table-cell table:number-columns-repeated="1008"/>
        </table:table-row>
        <table:table-row table:style-name="ro13">
          <table:table-cell office:value-type="string" calcext:value-type="string">
            <text:p>Technical Project Manager</text:p>
          </table:table-cell>
          <table:table-cell office:value-type="string" calcext:value-type="string">
            <text:p>ReliSource Technologies Ltd. </text:p>
          </table:table-cell>
          <table:table-cell office:value-type="string" calcext:value-type="string">
            <text:p/>
            <text:p>                                                                2</text:p>
            <text:p>                                                                </text:p>
          </table:table-cell>
          <table:table-cell office:value-type="string" calcext:value-type="string">
            <text:p/>
            <text:p>Keep track of technical/software project progress and ensure all milestones and deadlines are met</text:p>
            <text:p>Sprint planning, project planning, prioritizing and managing client requirements and handling production releases</text:p>
            <text:p>Identify and implement process improvement opportunities</text:p>
            <text:p>Relationship management</text:p>
            <text:p>Reporting</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3 year(s)</text:p>
            <text:p>                                                                    </text:p>
          </table:table-cell>
          <table:table-cell table:number-columns-repeated="2"/>
          <table:table-cell office:value-type="string" calcext:value-type="string">
            <text:p/>
            <text:p>Â Dhaka</text:p>
            <text:p>                                                                    </text:p>
          </table:table-cell>
          <table:table-cell office:value-type="string" calcext:value-type="string">
            <text:p/>
            <text:p>B.Sc. in computer science &amp; engineering from any reputed university</text:p>
            <text:p>MBA will be an advantage</text:p>
            <text:p/>
          </table:table-cell>
          <table:table-cell office:value-type="string" calcext:value-type="string">
            <text:p/>
            <text:p>Minimum three (03) years of experience in software/technical project management</text:p>
            <text:p>Relevant certifications (PMP, Scrum, etc.) will be an advantage</text:p>
            <text:p>Experience  in  strategic  analysis,  project  planning,  risk  management  and  scope management</text:p>
            <text:p>Extensive knowledge in software process and methodologies including Scrum and Kanban</text:p>
            <text:p>Experience in JIRA is must</text:p>
            <text:p>Keen understanding of software architectural designs and database designs</text:p>
            <text:p>Background of software development will be preferred</text:p>
            <text:p>Proven software project management experience</text:p>
            <text:p>Excellent business communication &amp; negotiation skill in English</text:p>
            <text:p>Adherent to teamwork and always represent team in work and achievement</text:p>
            <text:p>Ability to handle multiple projects concurrently and meet deadlines</text:p>
            <text:p>Very good interpersonal skill to be able to communicate with cross functional teams</text:p>
            <text:p/>
          </table:table-cell>
          <table:table-cell/>
          <table:table-cell office:value-type="string" calcext:value-type="string">
            <text:p/>
            <text:p>Opportunity to interact with multinational conglomerates </text:p>
            <text:p>Most importantly a friendly work environment with opportunity to learn from a number of highly skilled mentors.</text:p>
            <text:p/>
          </table:table-cell>
          <table:table-cell office:value-type="string" calcext:value-type="string">
            <text:p/>
            <text:p>Â Oct 21, 2019</text:p>
            <text:p>                                                                        </text:p>
          </table:table-cell>
          <table:table-cell office:value-type="string" calcext:value-type="string">
            <text:p/>
            <text:p>Â Nov 15, 2019</text:p>
            <text:p>                                                                        </text:p>
          </table:table-cell>
          <table:table-cell table:number-columns-repeated="1008"/>
        </table:table-row>
        <table:table-row table:style-name="ro8">
          <table:table-cell office:value-type="string" calcext:value-type="string">
            <text:p>Jr. SQA Engineer</text:p>
          </table:table-cell>
          <table:table-cell office:value-type="string" calcext:value-type="string">
            <text:p>ReliSource Technologies Ltd. </text:p>
          </table:table-cell>
          <table:table-cell office:value-type="string" calcext:value-type="string">
            <text:p/>
            <text:p>                                                                4</text:p>
            <text:p>                                                                </text:p>
          </table:table-cell>
          <table:table-cell office:value-type="string" calcext:value-type="string">
            <text:p/>
            <text:p>Design and develop Test Cases for Microcontroller Firmware, Web Application, Android Application.</text:p>
            <text:p>Execute Test Cycles and Capture Test Results.</text:p>
            <text:p>Prepare SQL query to validate data on different databases.</text:p>
            <text:p>Design and maintain Test Documentation.</text:p>
            <text:p>Follow up and maintain Defect Lifecycle with the Team.</text:p>
            <text:p>Learn new technologies.</text:p>
            <text:p>Prepare and review technical documents.</text:p>
            <text:p>Follow the QA process and guidelines provided by the organization.</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most 1 year(s)</text:p>
            <text:p>                                                                    </text:p>
          </table:table-cell>
          <table:table-cell table:number-columns-repeated="2"/>
          <table:table-cell office:value-type="string" calcext:value-type="string">
            <text:p/>
            <text:p>Â Dhaka</text:p>
            <text:p>                                                                    </text:p>
          </table:table-cell>
          <table:table-cell office:value-type="string" calcext:value-type="string">
            <text:p/>
            <text:p>B.Sc. in Computer Science &amp; Engineering from any reputed university.</text:p>
            <text:p>&amp;/OR</text:p>
            <text:p>B.Sc. in Electrical and Electronic Engineering (EEE)</text:p>
            <text:p/>
          </table:table-cell>
          <table:table-cell office:value-type="string" calcext:value-type="string">
            <text:p/>
            <text:p>Knowledge on Microcontroller Firmware.</text:p>
            <text:p>Knowledge on Web Platform.</text:p>
            <text:p>Knowledge on Android Platform.</text:p>
            <text:p>Knowledge on testing Hardware Design.</text:p>
            <text:p>Knowledge on Current Test of a battery driven PCB.</text:p>
            <text:p>Strong problem solving and analytical ability.</text:p>
            <text:p>Able to work independently.</text:p>
            <text:p>Excellent communication skill in English.</text:p>
            <text:p>Motivated to learn and work with new technologies.</text:p>
            <text:p>High integrity and intellectuality.</text:p>
            <text:p>Must be a team player.</text:p>
            <text:p>High work Ethics &amp; Professionalism.</text:p>
            <text:p/>
          </table:table-cell>
          <table:table-cell/>
          <table:table-cell office:value-type="string" calcext:value-type="string">
            <text:p/>
            <text:p>Training on new technology.</text:p>
            <text:p>Overseas Tour with Opportunity to work with Global Companies.</text:p>
            <text:p>Most importantly a friendly work environment with opportunity to learn from a number of highly skilled mentors.</text:p>
            <text:p/>
          </table:table-cell>
          <table:table-cell office:value-type="string" calcext:value-type="string">
            <text:p/>
            <text:p>Â Oct 21, 2019</text:p>
            <text:p>                                                                        </text:p>
          </table:table-cell>
          <table:table-cell office:value-type="string" calcext:value-type="string">
            <text:p/>
            <text:p>Â Nov 15, 2019</text:p>
            <text:p>                                                                        </text:p>
          </table:table-cell>
          <table:table-cell table:number-columns-repeated="1008"/>
        </table:table-row>
        <table:table-row table:style-name="ro14">
          <table:table-cell office:value-type="string" calcext:value-type="string">
            <text:p>Software Quality Assurance</text:p>
          </table:table-cell>
          <table:table-cell office:value-type="string" calcext:value-type="string">
            <text:p>ReliSource Technologies Ltd. </text:p>
          </table:table-cell>
          <table:table-cell office:value-type="string" calcext:value-type="string">
            <text:p/>
            <text:p>                                                                2</text:p>
            <text:p>                                                                </text:p>
          </table:table-cell>
          <table:table-cell office:value-type="string" calcext:value-type="string">
            <text:p/>
            <text:p>Design and develop Test Cases for Web Application.Execute Test Cycles and Capture Test Results.Prepare SQL query to validate data on different databases.Run a full Test Cycle from Deployment to Regression.Design and maintain Test Documentation.Follow up and maintain Defect Lifecycle with the Team.Learn new technologies.Prepare and review technical documents.Follow the QA process and guidelines provided by the organization.</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1 year(s)</text:p>
            <text:p>                                                                    </text:p>
          </table:table-cell>
          <table:table-cell table:number-columns-repeated="2"/>
          <table:table-cell office:value-type="string" calcext:value-type="string">
            <text:p/>
            <text:p>Â Dhaka</text:p>
            <text:p>                                                                    </text:p>
          </table:table-cell>
          <table:table-cell office:value-type="string" calcext:value-type="string">
            <text:p/>
            <text:p>B.Sc. in Computer Science &amp; Engineering from any reputed university.</text:p>
            <text:p/>
          </table:table-cell>
          <table:table-cell office:value-type="string" calcext:value-type="string">
            <text:p/>
            <text:p>Knowledge on Web Platform.Knowledge on Salesforce CRM Platform is a grate plus.Strong problem solving and analytical ability.Able to work independently.Excellent communication skill in English.Motivated to learn and work with new technologies.High integrity and intellectuality.Must be a team player.High work Ethics &amp; Professionalism.</text:p>
            <text:p/>
          </table:table-cell>
          <table:table-cell/>
          <table:table-cell office:value-type="string" calcext:value-type="string">
            <text:p/>
            <text:p>Training on new technology.Overseas Tour with Opportunity to work with Global Companies.Most importantly a friendly work environment with opportunity to learn from a number of highly skilled mentors.</text:p>
            <text:p/>
          </table:table-cell>
          <table:table-cell office:value-type="string" calcext:value-type="string">
            <text:p/>
            <text:p>Â Oct 21, 2019</text:p>
            <text:p>                                                                        </text:p>
          </table:table-cell>
          <table:table-cell office:value-type="string" calcext:value-type="string">
            <text:p/>
            <text:p>Â Nov 15, 2019</text:p>
            <text:p>                                                                        </text:p>
          </table:table-cell>
          <table:table-cell table:number-columns-repeated="1008"/>
        </table:table-row>
        <table:table-row table:style-name="ro15">
          <table:table-cell office:value-type="string" calcext:value-type="string">
            <text:p>IT Business Analyst / Senior IT Business Analyst</text:p>
          </table:table-cell>
          <table:table-cell office:value-type="string" calcext:value-type="string">
            <text:p>ReliSource Technologies Ltd. </text:p>
          </table:table-cell>
          <table:table-cell office:value-type="string" calcext:value-type="string">
            <text:p/>
            <text:p>                                                                2</text:p>
            <text:p>                                                                </text:p>
          </table:table-cell>
          <table:table-cell office:value-type="string" calcext:value-type="string">
            <text:p/>
            <text:p>Business Analysis &amp; Requirement management</text:p>
            <text:p>Coordinate between management and engineering team</text:p>
            <text:p>Developing both business and technical solutions for business problems</text:p>
            <text:p/>
          </table:table-cell>
          <table:table-cell office:value-type="string" calcext:value-type="string">
            <text:p/>
            <text:p>Who we are looking for?</text:p>
            <text:p>We are looking for a passionate individual whose role will be to assist senior analysts and other subject matter professionals in gathering, validating, and documenting various system information and needs. They will carry out an in-depth evaluation and verification of the capabilities of systems, serving as a middle man between the end-users and software developers, to ensure that product information are properly disseminated. He/she will participate in the system development life cycle, and as such we be available to carryout instructions as directed by the lead analyst. A strong sense of responsibility, accountability, proactiveness and good communication skills is a must for this position. Please DO NOT APPLY if you do not possess such skills.</text:p>
            <text:p/>
          </table:table-cell>
          <table:table-cell office:value-type="string" calcext:value-type="string">
            <text:p/>
            <text:p>                                                                Full-time</text:p>
            <text:p>                                                            </text:p>
          </table:table-cell>
          <table:table-cell table:number-columns-repeated="3"/>
          <table:table-cell office:value-type="string" calcext:value-type="string">
            <text:p/>
            <text:p>Â Dhaka</text:p>
            <text:p>                                                                    </text:p>
          </table:table-cell>
          <table:table-cell office:value-type="string" calcext:value-type="string">
            <text:p/>
            <text:p>B.Sc in Computer Science &amp; Engineering (or equivalent) from any reputed university</text:p>
            <text:p>MBA in Marketing/International Business from any reputed university is very much desired (not applicable for junior candidates)</text:p>
            <text:p/>
          </table:table-cell>
          <table:table-cell office:value-type="string" calcext:value-type="string">
            <text:p/>
            <text:p>Minimum two - three (03) years of experience as a Business Analyst in Software Industry;</text:p>
            <text:p>Fresh graduates/junior candidates can apply if they can show their devotion to build a career in this area.</text:p>
            <text:p>Experience with International clientele in Agile methodology is an added advantage</text:p>
            <text:p>In addition to Business Analysis, exposure to Project Management might be considered as an advantage</text:p>
            <text:p>Additional Job Requirements:</text:p>
            <text:p>A strong sense of responsibility, accountability, proactiveness and good communication skills is a must for this position. Please DO NOT APPLY if you do not possess such skills.</text:p>
            <text:p>Strong interpersonal skills and business acumen to interact with many different departments and decision makers within the organization</text:p>
            <text:p>Excellent business communication &amp; negotiation skill in English</text:p>
            <text:p>Must possess Excellent Soft Skills and People Skills</text:p>
            <text:p>Experience with SaaS enterprise solutions</text:p>
            <text:p>Adherent to teamwork and always represent team in work and achievement</text:p>
            <text:p>Strong aptitude to learn new technologies and leverage business analysis skills</text:p>
            <text:p>Ability to handle multiple tasks concurrently and meet deadlines</text:p>
            <text:p>Formal presentation skills</text:p>
            <text:p>Ability to evaluate, define and prioritize activities/projects for self and others</text:p>
            <text:p>Creativity, self-driven &amp; must be business minded (as opposed to engineering minded)</text:p>
            <text:p>Job Requirements:</text:p>
            <text:p>Engage with customers, product end-users, product managers, and internal subject matter experts to understand the key requirements and workflows</text:p>
            <text:p>Translate business requirements into technical requirements used for driving improvements, enhancements and/or creations of new applications</text:p>
            <text:p>Create detailed use cases, supporting functional requirements, user stories and acceptance criteria</text:p>
            <text:p>Work closely with development/ test/ regulatory teams in an Agile SCRUM environment to refine and support the development, testing and release of functionality</text:p>
            <text:p>Support key internal cross-functional activities necessary for successful product release</text:p>
            <text:p>Review, prioritize, comment and follow-up on product defects</text:p>
            <text:p>Create presentations &amp; demos to help train internal teams on new functionality</text:p>
            <text:p>Develop technical proposals &amp; documentations (i.e. white paper, case study, expertise in specific technology, architecture, etc.) based on R&amp;D.</text:p>
            <text:p>Prepare Business Communication Materials like Marketing Proposals, Marketing Collateral, Case Studies, White Papers, MRD, PRD, etc.</text:p>
            <text:p>Work collaboratively, act in a lead role as a subject matter expert and work in a team environment to meet aggressive goals</text:p>
            <text:p/>
          </table:table-cell>
          <table:table-cell/>
          <table:table-cell office:value-type="string" calcext:value-type="string">
            <text:p/>
            <text:p>Training on new technology.</text:p>
            <text:p>Overseas tour with opportunity to work with global companies.</text:p>
            <text:p>Most importantly a friendly work environment with opportunity to learn from a number of highly skilled mentors.</text:p>
            <text:p/>
          </table:table-cell>
          <table:table-cell office:value-type="string" calcext:value-type="string">
            <text:p/>
            <text:p>Â Oct 21, 2019</text:p>
            <text:p>                                                                        </text:p>
          </table:table-cell>
          <table:table-cell office:value-type="string" calcext:value-type="string">
            <text:p/>
            <text:p>Â Nov 15, 2019</text:p>
            <text:p>                                                                        </text:p>
          </table:table-cell>
          <table:table-cell table:number-columns-repeated="1008"/>
        </table:table-row>
        <table:table-row table:style-name="ro16">
          <table:table-cell office:value-type="string" calcext:value-type="string">
            <text:p>IT Executive (Digital Marketing)</text:p>
          </table:table-cell>
          <table:table-cell office:value-type="string" calcext:value-type="string">
            <text:p>Nasreen Zamir And Associates </text:p>
          </table:table-cell>
          <table:table-cell office:value-type="string" calcext:value-type="string">
            <text:p/>
            <text:p>                                                                Not specific</text:p>
            <text:p>                                                                </text:p>
          </table:table-cell>
          <table:table-cell office:value-type="string" calcext:value-type="string">
            <text:p/>
            <text:p>Skills on Digital Marketing - Online &amp; Facebook </text:p>
            <text:p>Experience on product promotion </text:p>
            <text:p>We need marketing skills to sell designer furniture and promote the product</text:p>
            <text:p/>
          </table:table-cell>
          <table:table-cell office:value-type="string" calcext:value-type="string">
            <text:p/>
            <text:p>                                                            Duty  :  Saturday  to  Thursday  -  Time  9:30 AM to 6:00 PM</text:p>
            <text:p>                                                        </text:p>
          </table:table-cell>
          <table:table-cell office:value-type="string" calcext:value-type="string">
            <text:p/>
            <text:p>                                                                Full-time</text:p>
            <text:p>                                                            </text:p>
          </table:table-cell>
          <table:table-cell office:value-type="string" calcext:value-type="string">
            <text:p/>
            <text:p>Â 2 to 3 year(s)</text:p>
            <text:p>                                                                    </text:p>
          </table:table-cell>
          <table:table-cell table:number-columns-repeated="2"/>
          <table:table-cell office:value-type="string" calcext:value-type="string">
            <text:p/>
            <text:p>Â Anywhere in Bangladesh</text:p>
            <text:p>                                                                    </text:p>
          </table:table-cell>
          <table:table-cell office:value-type="string" calcext:value-type="string">
            <text:p/>
            <text:p>Graduate from a reputed university</text:p>
            <text:p/>
          </table:table-cell>
          <table:table-cell office:value-type="string" calcext:value-type="string">
            <text:p/>
            <text:p>Minimum 2-3 years (Marketing and Sales)</text:p>
            <text:p>Skills to communicate with clients in English and Bengali </text:p>
            <text:p>Marketing and sales experience</text:p>
            <text:p/>
          </table:table-cell>
          <table:table-cell table:number-columns-repeated="2"/>
          <table:table-cell office:value-type="string" calcext:value-type="string">
            <text:p/>
            <text:p>Â Oct 21, 2019</text:p>
            <text:p>                                                                        </text:p>
          </table:table-cell>
          <table:table-cell office:value-type="string" calcext:value-type="string">
            <text:p/>
            <text:p>Â Nov 19, 2019</text:p>
            <text:p>                                                                        </text:p>
          </table:table-cell>
          <table:table-cell table:number-columns-repeated="1008"/>
        </table:table-row>
        <table:table-row table:style-name="ro6">
          <table:table-cell office:value-type="string" calcext:value-type="string">
            <text:p>Assistant Software Engineer</text:p>
          </table:table-cell>
          <table:table-cell office:value-type="string" calcext:value-type="string">
            <text:p>Garnish Technology </text:p>
          </table:table-cell>
          <table:table-cell office:value-type="string" calcext:value-type="string">
            <text:p/>
            <text:p>                                                                04</text:p>
            <text:p>                                                                </text:p>
          </table:table-cell>
          <table:table-cell office:value-type="string" calcext:value-type="string">
            <text:p/>
            <text:p>Work with Technical Lead and Senior developers to determine the needs of the applications and the best solutionStrong understanding of PHP back-end development.Good understanding of front-end technologies, including HTML5, CSS3, JavaScript, jQuery.Analyze, design, coordinate and supervise the development of software systems to form a basis for the solution of information processing problems.Assist in preparing architectural designs for the desired software systems.Analyze system specifications and translate system requirements to task specificationsWrite codes to develop software system as specifiedAssist junior programmers with assigned programming assignments.Provide assistance to software testers and support personnel as needed to determine system problems.Provide feedback to analysis/training staff about performance considerations / usability issues concerning software specifications and implementation.Respond promptly and professionally to bug reports and review, refactor/repair legacy codes.Direct technical aspect of operations related to escalated high severity issues as they affect or confront a project or team. Participate in the evolution of organization level best practices, standards, and policies as it related to software development. Write, edit, and debug new programs for assigned projects, including necessary records and desired output.Provide recommendations to management concerning issues of programmer productivity and software development management. Any other tasks assigned by the supervisor</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2 year(s)</text:p>
            <text:p>                                                                    </text:p>
          </table:table-cell>
          <table:table-cell table:number-columns-repeated="2"/>
          <table:table-cell office:value-type="string" calcext:value-type="string">
            <text:p/>
            <text:p>Gender:Â Both males and females are allowed to apply</text:p>
            <text:p>                                                                    </text:p>
          </table:table-cell>
          <table:table-cell office:value-type="string" calcext:value-type="string">
            <text:p/>
            <text:p>Bachelor of Computer Application (BCA)</text:p>
            <text:p>Skills Required:  Ajax, Big Data, Laravel Development, Laravel Framework, OOP, Web Developer/ Web Designer</text:p>
            <text:p/>
          </table:table-cell>
          <table:table-cell office:value-type="string" calcext:value-type="string">
            <text:p/>
            <text:p>Both males and females are allowed to apply</text:p>
            <text:p>Strong OO design and programming skillsLogical thinking and creative problem-solving ability Ability to multi-task and stay organized in a dynamic work environment.Ability to learn new programming languages quickly.Ability to analyze and determine whether a particular problem is caused by hardware, operating systems software, application programs, or network failures.Plan, process and perform all assigned jobs in an efficient manner with minimum/no assistance from the supervisorThe candidate should have experience/exposure to the followings:Database (MySQL, SQLite or similar database management system)PHP/JavaUsing different IDEs</text:p>
            <text:p/>
          </table:table-cell>
          <table:table-cell office:value-type="string" calcext:value-type="string">
            <text:p/>
            <text:p>Job Location:Â Anywhere in Bangladesh</text:p>
            <text:p>                                                                    </text:p>
          </table:table-cell>
          <table:table-cell office:value-type="string" calcext:value-type="string">
            <text:p/>
            <text:p>Mobile bill, Medical allowance, Provident fund, Weekly 2 holidays, GratuitySalary Review: YearlyFestival Bonus: 2</text:p>
            <text:p/>
          </table:table-cell>
          <table:table-cell office:value-type="string" calcext:value-type="string">
            <text:p/>
            <text:p>Â Oct 20, 2019</text:p>
            <text:p>                                                                        </text:p>
          </table:table-cell>
          <table:table-cell office:value-type="string" calcext:value-type="string">
            <text:p/>
            <text:p>Salary:Â Negotiable</text:p>
            <text:p>                                                                    </text:p>
          </table:table-cell>
          <table:table-cell table:number-columns-repeated="1008"/>
        </table:table-row>
        <table:table-row table:style-name="ro10">
          <table:table-cell office:value-type="string" calcext:value-type="string">
            <text:p>Programmer/ System Developer</text:p>
          </table:table-cell>
          <table:table-cell office:value-type="string" calcext:value-type="string">
            <text:p>Regional Integrated Multi-Hazard Early Warning System </text:p>
          </table:table-cell>
          <table:table-cell office:value-type="string" calcext:value-type="string">
            <text:p/>
            <text:p>                                                                1</text:p>
            <text:p>                                                                </text:p>
          </table:table-cell>
          <table:table-cell office:value-type="string" calcext:value-type="string">
            <text:p/>
            <text:p>Support in designing and developing efficient web based application/Decision Support System. </text:p>
            <text:p>Conducting research and formulating new ways to support system development.</text:p>
            <text:p>Processing, analyzing and visualization of  data from various weather and climate model.</text:p>
            <text:p>Identifying options for potential solutions and assessing them for both technical and organizational suitability.</text:p>
            <text:p>Building innovative automation and system integration tools.</text:p>
            <text:p>Assist in other project implementation activities.</text:p>
            <text:p/>
          </table:table-cell>
          <table:table-cell office:value-type="string" calcext:value-type="string">
            <text:p><text:s/></text:p>
          </table:table-cell>
          <table:table-cell office:value-type="string" calcext:value-type="string">
            <text:p/>
            <text:p>                                                                Full-time, Contractual</text:p>
            <text:p>                                                            </text:p>
          </table:table-cell>
          <table:table-cell office:value-type="string" calcext:value-type="string">
            <text:p/>
            <text:p>Â At least 2 year(s)</text:p>
            <text:p>                                                                    </text:p>
          </table:table-cell>
          <table:table-cell/>
          <table:table-cell office:value-type="string" calcext:value-type="string">
            <text:p/>
            <text:p>Â Age at most 35 years</text:p>
            <text:p>                                                                    </text:p>
          </table:table-cell>
          <table:table-cell office:value-type="string" calcext:value-type="string">
            <text:p/>
            <text:p>Â Dhaka</text:p>
            <text:p>                                                                    </text:p>
          </table:table-cell>
          <table:table-cell office:value-type="string" calcext:value-type="string">
            <text:p/>
            <text:p>Bachelor of Science (BSc) in Computer Science &amp; Engineering</text:p>
            <text:p>Skills Required: Django Web Framework , Mysql database, php codeigniter, python</text:p>
            <text:p/>
          </table:table-cell>
          <table:table-cell office:value-type="string" calcext:value-type="string">
            <text:p/>
            <text:p>Age at most 35 years </text:p>
            <text:p/>
          </table:table-cell>
          <table:table-cell/>
          <table:table-cell office:value-type="string" calcext:value-type="string">
            <text:p/>
            <text:p>T/A, Tour allowance, Weekly 2 holidays</text:p>
            <text:p/>
          </table:table-cell>
          <table:table-cell office:value-type="string" calcext:value-type="string">
            <text:p/>
            <text:p>Â Oct 20, 2019</text:p>
            <text:p>                                                                        </text:p>
          </table:table-cell>
          <table:table-cell office:value-type="string" calcext:value-type="string">
            <text:p/>
            <text:p>Â Nov 14, 2019</text:p>
            <text:p>                                                                        </text:p>
          </table:table-cell>
          <table:table-cell table:number-columns-repeated="100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2">00/00/0000</text:date>, <text:time style:data-style-name="N2" text:time-value="23:41:15.93084833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02T23:57:35.980961577</dc:date>
    <meta:editing-duration>PT21M46S</meta:editing-duration>
    <meta:editing-cycles>5</meta:editing-cycles>
    <meta:generator>LibreOffice/6.2.7.1$Linux_X86_64 LibreOffice_project/20$Build-1</meta:generator>
    <meta:document-statistic meta:table-count="1" meta:cell-count="306" meta:object-count="0"/>
  </office:meta>
</office:document-meta>
</file>